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1cm" fo:min-width="0cm"/>
    </style:style>
    <style:style style:name="gr4" style:family="graphic">
      <style:graphic-properties style:protect="size"/>
    </style:style>
    <style:style style:name="pr1" style:family="presentation" style:parent-style-name="Default-gray2">
      <style:graphic-properties draw:stroke="none" draw:fill="none" fo:min-height="0.33cm"/>
    </style:style>
    <style:style style:name="pr2" style:family="presentation" style:parent-style-name="Default-gray2">
      <style:graphic-properties draw:stroke="none" draw:fill="none" fo:min-height="0.4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end" style:text-autospace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end" style:text-autospace="none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Chart 2" draw:style-name="gr1" draw:text-style-name="P1" draw:layer="layout" svg:width="8.867cm" svg:height="6.826cm" svg:x="2.482cm" svg:y="3.2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Chart 2" draw:style-name="gr1" draw:text-style-name="P1" draw:layer="layout" svg:width="8.371cm" svg:height="6.19cm" svg:x="2.672cm" svg:y="10.9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8.219cm" svg:height="0.962cm" draw:transform="rotate (1.56713113536571) translate (1.478cm 14.491cm)">
          <draw:text-box>
            <text:p>Association to HNF6 Peaks</text:p>
          </draw:text-box>
        </draw:frame>
        <draw:frame draw:style-name="gr2" draw:text-style-name="P4" draw:layer="layout" svg:width="6.06cm" svg:height="0.962cm" draw:transform="rotate (0.00261799387799149) translate (3.958cm 10.236cm)">
          <draw:text-box>
            <text:p text:style-name="P3">Up-regulated genes</text:p>
          </draw:text-box>
        </draw:frame>
        <draw:frame draw:style-name="gr2" draw:text-style-name="P2" draw:layer="layout" svg:width="7.013cm" svg:height="0.962cm" draw:transform="rotate (0.00261799387799149) translate (3.81cm 2.558cm)">
          <draw:text-box>
            <text:p>Down-regulated Genes</text:p>
          </draw:text-box>
        </draw:frame>
        <draw:frame presentation:style-name="pr1" draw:text-style-name="P6" draw:layer="layout" svg:width="4.639cm" svg:height="0.739cm" svg:x="5.72cm" svg:y="5.714cm">
          <draw:text-box>
            <text:p text:style-name="P5"><text:span text:style-name="T1">**</text:span></text:p>
          </draw:text-box>
        </draw:frame>
        <draw:frame presentation:style-name="pr2" draw:text-style-name="P6" draw:layer="layout" svg:width="1.269cm" svg:height="0.739cm" svg:x="7.621cm" svg:y="4.215cm">
          <draw:text-box>
            <text:p text:style-name="P5"><text:span text:style-name="T1">***</text:span></text:p>
          </draw:text-box>
        </draw:frame>
        <draw:frame presentation:style-name="pr2" draw:text-style-name="P6" draw:layer="layout" svg:width="1.269cm" svg:height="0.739cm" svg:x="9.322cm" svg:y="5.716cm">
          <draw:text-box>
            <text:p text:style-name="P5"><text:span text:style-name="T1">**</text:span></text:p>
          </draw:text-box>
        </draw:frame>
        <draw:frame presentation:style-name="pr2" draw:text-style-name="P6" draw:layer="layout" svg:width="1.269cm" svg:height="0.739cm" svg:x="7.874cm" svg:y="15.448cm">
          <draw:text-box>
            <text:p text:style-name="P5"><text:span text:style-name="T1">**</text:span></text:p>
          </draw:text-box>
        </draw:frame>
        <draw:frame presentation:style-name="pr2" draw:text-style-name="P6" draw:layer="layout" svg:width="1.269cm" svg:height="0.739cm" svg:x="5.789cm" svg:y="16.21cm">
          <draw:text-box>
            <text:p text:style-name="P5"><text:span text:style-name="T1">**</text:span></text:p>
          </draw:text-box>
        </draw:frame>
        <draw:frame draw:style-name="gr3" draw:text-style-name="P2" draw:layer="layout" svg:width="13.864cm" svg:height="16.001cm" draw:transform="rotate (0.00261799387799149) translate (12.543cm 3.574cm)">
          <draw:text-box>
            <text:p><text:span text:style-name="T2">Association between Hnf6 peaks and genes down (up) regulated in Hnf6 mutants. <text:s/>We observe an enrichment of Hnf6 peaks in genes down-regulated on PE, PC cells (PE, PP; adjusted p-value &lt; 0.0001; z-test). Inversely, there is a depletion of Hnf6 peaks in the vicinity of genes UP regulated on PE of HET and HOM clones and PP from HOM clones (adjusted p-value&lt;0.05; z-test). </text:span></text:p>
          </draw:text-box>
        </draw:frame>
        <draw:frame draw:style-name="gr2" draw:text-style-name="P2" draw:layer="layout" svg:width="7.013cm" svg:height="0.962cm" draw:transform="rotate (0.00261799387799149) translate (3.811cm 2.558cm)">
          <draw:text-box>
            <text:p>Down-regulated Gene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Comment_20_Text_20_Char" style:display-name="Comment Text Char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fo:text-align="start" style:text-autospace="none" style:writing-mode="lr-tb"/>
      <style:text-properties style:font-name-asian="FreeSans1" style:font-family-asian="FreeSans" style:font-family-generic-asian="swiss"/>
    </style:style>
    <style:style style:name="annotation_20_text" style:display-name="annotation text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Quotations" style:family="graphic">
      <style:paragraph-properties fo:text-align="start" style:text-autospace="none"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16:17:39.800098674</meta:creation-date>
    <dc:date>2015-12-17T16:51:13.571582433</dc:date>
    <meta:editing-duration>PT17M12S</meta:editing-duration>
    <meta:editing-cycles>2</meta:editing-cycles>
    <meta:generator>LibreOffice/4.4.6.3$Linux_X86_64 LibreOffice_project/40m0$Build-3</meta:generator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true" chart:logarithmic="false" chart:text-overlap="true" chart:reverse-direction="false" text:line-break="true" chart:label-arrangement="side-by-sid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465a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dd481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8.868cm" svg:height="6.827cm" xlink:href="." xlink:type="simple" chart:class="chart:bar" chart:style-name="ch1">
        <chart:plot-area chart:style-name="ch2" chart:data-source-has-labels="both" svg:x="0.306cm" svg:y="0.582cm" svg:width="8.136cm" svg:height="6.163cm">
          <chartooo:coordinate-region svg:x="0.848cm" svg:y="0.781cm" svg:width="7.594cm" svg:height="5.31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T</text:p>
              </table:table-cell>
              <table:table-cell office:value-type="string">
                <text:p>HOM</text:p>
              </table:table-cell>
            </table:table-row>
          </table:table-header-rows>
          <table:table-rows>
            <table:table-row>
              <table:table-cell office:value-type="string">
                <text:p>ES</text:p>
              </table:table-cell>
              <table:table-cell office:value-type="float" office:value="1.30615644975">
                <text:p>1.30615644975</text:p>
              </table:table-cell>
              <table:table-cell office:value-type="float" office:value="-0.539330878869">
                <text:p>-0.539330878869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4.17278546489">
                <text:p>4.17278546489</text:p>
              </table:table-cell>
              <table:table-cell office:value-type="float" office:value="4.18699162603">
                <text:p>4.18699162603</text:p>
              </table:table-cell>
            </table:table-row>
            <table:table-row>
              <table:table-cell office:value-type="string">
                <text:p>PP</text:p>
              </table:table-cell>
              <table:table-cell office:value-type="float" office:value="6.75738857354">
                <text:p>6.75738857354</text:p>
              </table:table-cell>
              <table:table-cell office:value-type="float" office:value="6.67671924513">
                <text:p>6.67671924513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4.14445875512">
                <text:p>4.14445875512</text:p>
              </table:table-cell>
              <table:table-cell office:value-type="float" office:value="1.26096877118">
                <text:p>1.26096877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fo:font-family="Arial" fo:font-size="8.44999980926514pt" style:font-size-asian="8.44999980926514pt" style:font-size-complex="8.449999809265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logarithmic="false" chart:text-overlap="true" chart:reverse-direction="false" text:line-break="true" chart:label-arrangement="side-by-sid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8.372cm" svg:height="6.191cm" xlink:href="." xlink:type="simple" chart:class="chart:bar" chart:style-name="ch1">
        <chart:legend svg:x="6.413cm" svg:y="3.605cm" style:legend-expansion="custom" chartooo:width="1.168cm" chartooo:height="0.99cm" style:legend-expansion-aspect-ratio="1.17979797979798" chart:style-name="ch2"/>
        <chart:plot-area chart:style-name="ch3" chart:data-source-has-labels="both" svg:x="-0.261cm" svg:y="0.442cm" svg:width="8.23cm" svg:height="5.951cm">
          <chartooo:coordinate-region svg:x="0.572cm" svg:y="0.641cm" svg:width="7.397cm" svg:height="5.10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T</text:p>
              </table:table-cell>
              <table:table-cell office:value-type="string">
                <text:p>HOM</text:p>
              </table:table-cell>
            </table:table-row>
          </table:table-header-rows>
          <table:table-rows>
            <table:table-row>
              <table:table-cell office:value-type="string">
                <text:p>ES</text:p>
              </table:table-cell>
              <table:table-cell office:value-type="float" office:value="0.870619190288">
                <text:p>0.870619190288</text:p>
              </table:table-cell>
              <table:table-cell office:value-type="float" office:value="0.277350098113">
                <text:p>0.277350098113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-3.26205493183">
                <text:p>-3.26205493183</text:p>
              </table:table-cell>
              <table:table-cell office:value-type="float" office:value="-2.58576606981">
                <text:p>-2.58576606981</text:p>
              </table:table-cell>
            </table:table-row>
            <table:table-row>
              <table:table-cell office:value-type="string">
                <text:p>PP</text:p>
              </table:table-cell>
              <table:table-cell office:value-type="float" office:value="-1.12454806611">
                <text:p>-1.12454806611</text:p>
              </table:table-cell>
              <table:table-cell office:value-type="float" office:value="-2.31588141838">
                <text:p>-2.31588141838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0.916852337164">
                <text:p>0.916852337164</text:p>
              </table:table-cell>
              <table:table-cell office:value-type="float" office:value="-0.174610723969">
                <text:p>-0.17461072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